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9472in" fo:break-before="auto" style:use-optimal-row-height="true"/>
    </style:style>
    <style:style style:name="ro3" style:family="table-row">
      <style:table-row-properties style:row-height="1.6665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name-complex="Aptos Narrow" style:font-size-complex="14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/>
    </style:style>
    <style:style style:name="ce4" style:family="table-cell" style:parent-style-name="Default">
      <style:table-cell-properties fo:background-color="#a6a6a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name-complex="Aptos Narrow" style:font-size-complex="14pt" style:font-style-complex="normal" style:font-weight-complex="bold"/>
    </style:style>
    <style:style style:name="ce5" style:family="table-cell" style:parent-style-name="Default">
      <style:table-cell-properties fo:background-color="#ffc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8" style:family="table-cell" style:parent-style-name="Default">
      <style:table-cell-properties fo:background-color="#ffc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/>
    </style:style>
    <style:style style:name="ce13" style:family="table-cell" style:parent-style-name="Default" style:data-style-name="N1">
      <style:table-cell-properties fo:border-bottom="0.74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14" style:family="table-cell" style:parent-style-name="Default" style:data-style-name="N1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name-complex="Aptos Narrow" style:font-size-complex="14pt" style:font-style-complex="normal" style:font-weight-complex="bold"/>
    </style:style>
    <style:style style:name="ce15" style:family="table-cell" style:parent-style-name="Default" style:data-style-name="N1">
      <style:table-cell-properties fo:background-color="#ffc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/>
    </style:style>
    <style:style style:name="ce16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/>
    </style:style>
    <style:style style:name="ce19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default-cell-style-name="ce10"/>
        <table:table-column table:style-name="co1" table:number-columns-repeated="4" table:default-cell-style-name="ce17"/>
        <table:table-column table:style-name="co1" table:number-columns-repeated="1015" table:default-cell-style-name="ce1"/>
        <table:table-row table:style-name="ro1">
          <table:table-cell table:number-columns-repeated="5"/>
          <table:table-cell table:style-name="ce13" table:number-columns-repeated="4"/>
          <table:table-cell table:number-columns-repeated="1015"/>
        </table:table-row>
        <table:table-row table:style-name="ro2">
          <table:table-cell table:style-name="ce2" office:value-type="string" calcext:value-type="string">
            <text:p>Sr. No.</text:p>
          </table:table-cell>
          <table:table-cell table:style-name="ce4" office:value-type="string" calcext:value-type="string">
            <text:p>Nutrafi Kitchen – MENU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Ingredients</text:p>
          </table:table-cell>
          <table:table-cell table:style-name="ce2" office:value-type="string" calcext:value-type="string">
            <text:p>Allergens</text:p>
          </table:table-cell>
          <table:table-cell table:style-name="ce14" office:value-type="string" calcext:value-type="string">
            <text:p>Calories</text:p>
          </table:table-cell>
          <table:table-cell table:style-name="ce14" office:value-type="string" calcext:value-type="string">
            <text:p>Protein(g)</text:p>
          </table:table-cell>
          <table:table-cell table:style-name="ce14" office:value-type="string" calcext:value-type="string">
            <text:p>Carbs(g)</text:p>
          </table:table-cell>
          <table:table-cell table:style-name="ce14" office:value-type="string" calcext:value-type="string">
            <text:p>Fat(g)</text:p>
          </table:table-cell>
          <table:table-cell table:style-name="ce14" office:value-type="string" calcext:value-type="string">
            <text:p>B/S/P/</text:p>
          </table:table-cell>
          <table:table-cell table:number-columns-repeated="1014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Tender Chicken Clean Bowl</text:p>
          </table:table-cell>
          <table:table-cell table:style-name="ce8" office:value-type="string" calcext:value-type="string">
            <text:p>Tender Chicken Clean Bowl: chicken breast, Olive oil, chickpeas and corn</text:p>
            <text:p>Allergens: None</text:p>
            <text:p>Calories &amp; Macros: 415 kcal</text:p>
            <text:p>Protein: 47 g</text:p>
            <text:p>Carbs: 9 g</text:p>
            <text:p>Fat: 20 g</text:p>
          </table:table-cell>
          <table:table-cell table:style-name="ce8" office:value-type="string" calcext:value-type="string">
            <text:p>chicken breast, Olive oil, chickpeas and corn, rice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float" office:value="580" calcext:value-type="float">
            <text:p>58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</text:p>
          </table:table-cell>
          <table:table-cell table:number-columns-repeated="1014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Grilled Salmon Bowl</text:p>
          </table:table-cell>
          <table:table-cell table:style-name="ce9" office:value-type="string" calcext:value-type="string">
            <text:p>Grilled Salmon Bowl: salmon, rice, chickpeas and corn</text:p>
            <text:p>Allergens: Fish</text:p>
            <text:p>Calories &amp; Macros: 520 kcal</text:p>
            <text:p>Protein: 38 g</text:p>
            <text:p>Carbs: 43 g</text:p>
            <text:p>Fat: 21 g</text:p>
          </table:table-cell>
          <table:table-cell table:style-name="ce9" office:value-type="string" calcext:value-type="string">
            <text:p>salmon, rice, chickpeas and corn</text:p>
          </table:table-cell>
          <table:table-cell table:style-name="ce12" office:value-type="string" calcext:value-type="string">
            <text:p>Fish</text:p>
          </table:table-cell>
          <table:table-cell table:style-name="ce16" office:value-type="float" office:value="520" calcext:value-type="float">
            <text:p>520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P</text:p>
          </table:table-cell>
          <table:table-cell table:number-columns-repeated="101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Chicken Buffalo with Rice</text:p>
          </table:table-cell>
          <table:table-cell table:style-name="ce9" office:value-type="string" calcext:value-type="string">
            <text:p>Chicken Buffalo with Rice: chicken breast, rice, buffalo sauce, breadcrumbs, cucumber and carrot.</text:p>
            <text:p>Allergens: Gluten</text:p>
            <text:p>Calories &amp; Macros: 515 kcal</text:p>
            <text:p>Protein: 51 g</text:p>
            <text:p>Carbs: 54 g</text:p>
            <text:p>Fat: 10 g</text:p>
          </table:table-cell>
          <table:table-cell table:style-name="ce9" office:value-type="string" calcext:value-type="string">
            <text:p>chicken breast, rice, buffalo sauce, breadcrumbs, cucumber and carrot.</text:p>
          </table:table-cell>
          <table:table-cell table:style-name="ce12" office:value-type="string" calcext:value-type="string">
            <text:p>Gluten</text:p>
          </table:table-cell>
          <table:table-cell table:style-name="ce16" office:value-type="float" office:value="515" calcext:value-type="float">
            <text:p>515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P</text:p>
          </table:table-cell>
          <table:table-cell table:number-columns-repeated="1014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Shrimp Dynamite with Rice</text:p>
          </table:table-cell>
          <table:table-cell table:style-name="ce9" office:value-type="string" calcext:value-type="string">
            <text:p>Shrimp Dynamite with Rice: shrimp, rice, dynamite sauce, breadcrumbs, cucumber and carrot </text:p>
            <text:p>Allergens: Gluten, Shellfish</text:p>
            <text:p>Calories &amp; Macros: 576 kcal</text:p>
            <text:p>Protein: 44 g</text:p>
            <text:p>Carbs: 56 g</text:p>
            <text:p>Fat: 12 g </text:p>
          </table:table-cell>
          <table:table-cell table:style-name="ce9" office:value-type="string" calcext:value-type="string">
            <text:p>shrimp, rice, dynamite sauce, breadcrumbs, cucumber and carrot </text:p>
          </table:table-cell>
          <table:table-cell table:style-name="ce12" office:value-type="string" calcext:value-type="string">
            <text:p>Gluten, Shellfish</text:p>
          </table:table-cell>
          <table:table-cell table:style-name="ce16" office:value-type="float" office:value="576" calcext:value-type="float">
            <text:p>576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2" calcext:value-type="float">
            <text:p>12</text:p>
          </table:table-cell>
          <table:table-cell table:style-name="ce18" office:value-type="string" calcext:value-type="string">
            <text:p>P</text:p>
          </table:table-cell>
          <table:table-cell table:number-columns-repeated="101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Salmon Lemon Sauce with Rice</text:p>
          </table:table-cell>
          <table:table-cell table:style-name="ce9" office:value-type="string" calcext:value-type="string">
            <text:p>Salmon Lemon Sauce with Rice: salmon, rice, lemon sauce, broccoli.</text:p>
            <text:p>Allergens: Fish</text:p>
            <text:p>Calories &amp; Macros: 530 kcal</text:p>
            <text:p>Protein: 38 g</text:p>
            <text:p>Carbs: 41 g</text:p>
            <text:p>Fat: 21 g</text:p>
          </table:table-cell>
          <table:table-cell table:style-name="ce9" office:value-type="string" calcext:value-type="string">
            <text:p>salmon, rice, lemon sauce, broccoli.</text:p>
          </table:table-cell>
          <table:table-cell table:style-name="ce12" office:value-type="string" calcext:value-type="string">
            <text:p>Fish</text:p>
          </table:table-cell>
          <table:table-cell table:style-name="ce16" office:value-type="float" office:value="530" calcext:value-type="float">
            <text:p>53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21" calcext:value-type="float">
            <text:p>21</text:p>
          </table:table-cell>
          <table:table-cell table:style-name="ce18" office:value-type="string" calcext:value-type="string">
            <text:p>P</text:p>
          </table:table-cell>
          <table:table-cell table:number-columns-repeated="101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Beef Mince with Yellow Rice</text:p>
          </table:table-cell>
          <table:table-cell table:style-name="ce9" office:value-type="string" calcext:value-type="string">
            <text:p>Beef Mince with Yellow Rice: beef mince, yellow rice, salt, pepper, garam masala, paprika, parsley, capsicum, white onion, red sauce, cucumber and carrot.</text:p>
            <text:p>Allergens: None</text:p>
            <text:p>Calories &amp; Macros: 520 kcal</text:p>
            <text:p>Protein: 40 g</text:p>
            <text:p>Carbs: 44 g</text:p>
            <text:p>Fat: 20 g</text:p>
          </table:table-cell>
          <table:table-cell table:style-name="ce9" office:value-type="string" calcext:value-type="string">
            <text:p>beef mince, yellow rice, salt, pepper, garam masala, paprika, parsley, capsicum, white onion, red sauce, cucumber and carrot.</text:p>
          </table:table-cell>
          <table:table-cell table:style-name="ce12" office:value-type="string" calcext:value-type="string">
            <text:p>None</text:p>
          </table:table-cell>
          <table:table-cell table:style-name="ce16" office:value-type="float" office:value="520" calcext:value-type="float">
            <text:p>52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20" calcext:value-type="float">
            <text:p>20</text:p>
          </table:table-cell>
          <table:table-cell table:style-name="ce18" office:value-type="string" calcext:value-type="string">
            <text:p>P</text:p>
          </table:table-cell>
          <table:table-cell table:number-columns-repeated="1014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Chicken Biryani</text:p>
          </table:table-cell>
          <table:table-cell table:style-name="ce9" office:value-type="string" calcext:value-type="string">
            <text:p>Chicken Biryani: Chicken Breast, biryani rice, spices, dry apricot</text:p>
            <text:p>Allergens: None</text:p>
            <text:p>Calories &amp; Macros: 515 kcal</text:p>
            <text:p>Protein: 50 g</text:p>
            <text:p>Carbs: 60 g</text:p>
            <text:p>Fat: 6 g</text:p>
          </table:table-cell>
          <table:table-cell table:style-name="ce9" office:value-type="string" calcext:value-type="string">
            <text:p>Chicken Breast, biryani rice, spices, dry apricot</text:p>
          </table:table-cell>
          <table:table-cell table:style-name="ce12" office:value-type="string" calcext:value-type="string">
            <text:p>None</text:p>
          </table:table-cell>
          <table:table-cell table:style-name="ce16" office:value-type="float" office:value="515" calcext:value-type="float">
            <text:p>515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6" calcext:value-type="float">
            <text:p>6</text:p>
          </table:table-cell>
          <table:table-cell table:style-name="ce18" office:value-type="string" calcext:value-type="string">
            <text:p>P</text:p>
          </table:table-cell>
          <table:table-cell table:number-columns-repeated="1014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Lean Beef Burger</text:p>
          </table:table-cell>
          <table:table-cell table:style-name="ce9" office:value-type="string" calcext:value-type="string">
            <text:p>Lean Beef Burger: beef, onions, low-fat cheese, tomato slices, lettuce, whole wheat bun, sauce (ketchup, mayo and bbq), garam masala, paprika, parsley, capsicum, and white onion</text:p>
            <text:p>Allergens: Dairy, Gluten</text:p>
            <text:p>Calories &amp; Macros: 650 kcal</text:p>
            <text:p>Protein: 55 g</text:p>
            <text:p>Carbs: 49 g</text:p>
            <text:p>Fat: 29 g</text:p>
          </table:table-cell>
          <table:table-cell table:style-name="ce9" office:value-type="string" calcext:value-type="string">
            <text:p>Beef, onions, low-fat cheese, tomato slices, lettuce, whole wheat bun, sauce (ketchup, mayo and bbq), garam masala, paprika, parsley, capsicum, and white onion</text:p>
          </table:table-cell>
          <table:table-cell table:style-name="ce12" office:value-type="string" calcext:value-type="string">
            <text:p>Dairy, Gluten</text:p>
          </table:table-cell>
          <table:table-cell table:style-name="ce16" office:value-type="float" office:value="650" calcext:value-type="float">
            <text:p>650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string" calcext:value-type="string">
            <text:p>W</text:p>
          </table:table-cell>
          <table:table-cell table:number-columns-repeated="1014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Club Sandwich</text:p>
          </table:table-cell>
          <table:table-cell table:style-name="ce9" office:value-type="string" calcext:value-type="string">
            <text:p>Club Sandwich: chicken breast, egg, whole wheat bread, lettuce, tomato, light mayo, cream cheese, bacon.</text:p>
            <text:p>Allergens: Dairy, Eggs, Gluten</text:p>
            <text:p>Calories &amp; Macros: 565 kcal</text:p>
            <text:p>Protein: 45 g</text:p>
            <text:p>Carbs: 41 g</text:p>
            <text:p>Fat: 26 g</text:p>
          </table:table-cell>
          <table:table-cell table:style-name="ce9" office:value-type="string" calcext:value-type="string">
            <text:p>chicken breast, egg, whole wheat bread, lettuce, tomato, light mayo, cream cheese, bacon.</text:p>
          </table:table-cell>
          <table:table-cell table:style-name="ce12" office:value-type="string" calcext:value-type="string">
            <text:p>Dairy, Eggs, Gluten</text:p>
          </table:table-cell>
          <table:table-cell table:style-name="ce16" office:value-type="float" office:value="565" calcext:value-type="float">
            <text:p>565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string" calcext:value-type="string">
            <text:p>W</text:p>
          </table:table-cell>
          <table:table-cell table:number-columns-repeated="1014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Chicken Buffalo Burger</text:p>
          </table:table-cell>
          <table:table-cell table:style-name="ce9" office:value-type="string" calcext:value-type="string">
            <text:p>Chicken Buffalo Burger: chicken breast, whole wheat bun, low fat cheese, lettuce, White Onion, Buffalo sauce, breadcrumbs, sweet potato</text:p>
            <text:p>Allergens: Dairy, Gluten</text:p>
            <text:p>Calories &amp; Macros: 680 kcal</text:p>
            <text:p>Protein: 63 g</text:p>
            <text:p>Carbs: 71 g</text:p>
            <text:p>Fat: 16 g</text:p>
          </table:table-cell>
          <table:table-cell table:style-name="ce9" office:value-type="string" calcext:value-type="string">
            <text:p>chicken breast, whole wheat bun, low fat cheese, lettuce, White Onion, Buffalo sauce, breadcrumbs, sweet potato</text:p>
          </table:table-cell>
          <table:table-cell table:style-name="ce12" office:value-type="string" calcext:value-type="string">
            <text:p>Dairy, Gluten</text:p>
          </table:table-cell>
          <table:table-cell table:style-name="ce16" office:value-type="float" office:value="680" calcext:value-type="float">
            <text:p>680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W</text:p>
          </table:table-cell>
          <table:table-cell table:number-columns-repeated="101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Quesadilla Chicken Wrap</text:p>
          </table:table-cell>
          <table:table-cell table:style-name="ce9" office:value-type="string" calcext:value-type="string">
            <text:p>Quesadilla Chicken Wrap: chicken, whole wheat tortilla, cheese, peppers, onion, cream cheese, Ketchup, corn, mushrooms, mozzarella, capsicum.</text:p>
            <text:p>Allergens: Dairy, Gluten</text:p>
            <text:p>Calories &amp; Macros: 555 kcal</text:p>
            <text:p>Protein: 53 g</text:p>
            <text:p>Carbs: 46 g</text:p>
            <text:p>Fat: 23 g</text:p>
          </table:table-cell>
          <table:table-cell table:style-name="ce9" office:value-type="string" calcext:value-type="string">
            <text:p>chicken, whole wheat tortilla, cheese, peppers, onion, cream cheese, Ketchup, corn, mushrooms, mozzarella, capsicum.</text:p>
          </table:table-cell>
          <table:table-cell table:style-name="ce12" office:value-type="string" calcext:value-type="string">
            <text:p>Dairy, Gluten</text:p>
          </table:table-cell>
          <table:table-cell table:style-name="ce16" office:value-type="float" office:value="555" calcext:value-type="float">
            <text:p>555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string" calcext:value-type="string">
            <text:p>W</text:p>
          </table:table-cell>
          <table:table-cell table:number-columns-repeated="1014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Beef Tortilla</text:p>
          </table:table-cell>
          <table:table-cell table:style-name="ce9" office:value-type="string" calcext:value-type="string">
            <text:p>Beef Tortilla: beef, whole wheat tortilla, cheese, peppers, onion, cream cheese and mayonnaise.</text:p>
            <text:p>Allergens: Dairy, Gluten</text:p>
            <text:p>Calories &amp; Macros: 580 kcal</text:p>
            <text:p>Protein: 41 g</text:p>
            <text:p>Carbs: 35 g</text:p>
            <text:p>Fat: 31 g</text:p>
          </table:table-cell>
          <table:table-cell table:style-name="ce9" office:value-type="string" calcext:value-type="string">
            <text:p>beef, whole wheat tortilla, cheese, peppers, onion, cream cheese and mayonnaise.</text:p>
          </table:table-cell>
          <table:table-cell table:style-name="ce12" office:value-type="string" calcext:value-type="string">
            <text:p>Dairy, Gluten</text:p>
          </table:table-cell>
          <table:table-cell table:style-name="ce16" office:value-type="float" office:value="580" calcext:value-type="float">
            <text:p>580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string" calcext:value-type="string">
            <text:p>W</text:p>
          </table:table-cell>
          <table:table-cell table:number-columns-repeated="1014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Chicken Buffalo Tortilla</text:p>
          </table:table-cell>
          <table:table-cell table:style-name="ce9" office:value-type="string" calcext:value-type="string">
            <text:p>Chicken Buffalo Tortilla: chicken breast, tortilla, buffalo sauce, lettuce, white onion, jalapeno, breadcrumbs, cheese slice.</text:p>
            <text:p>Allergens: Dairy, Gluten</text:p>
            <text:p>Calories &amp; Macros: 555 kcal</text:p>
            <text:p>Protein: 48 g</text:p>
            <text:p>Carbs: 51 g</text:p>
            <text:p>Fat: 17 g</text:p>
          </table:table-cell>
          <table:table-cell table:style-name="ce9" office:value-type="string" calcext:value-type="string">
            <text:p>chicken breast, tortilla, buffalo sauce, lettuce, white onion, jalapeno, breadcrumbs, cheese slice.</text:p>
          </table:table-cell>
          <table:table-cell table:style-name="ce12" office:value-type="string" calcext:value-type="string">
            <text:p>Dairy, Gluten</text:p>
          </table:table-cell>
          <table:table-cell table:style-name="ce16" office:value-type="float" office:value="555" calcext:value-type="float">
            <text:p>555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W</text:p>
          </table:table-cell>
          <table:table-cell table:number-columns-repeated="101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Chicken Pasta White Sauce</text:p>
          </table:table-cell>
          <table:table-cell table:style-name="ce8" office:value-type="string" calcext:value-type="string">
            <text:p>Chicken Pasta White Sauce: chicken breast, whole wheat pasta, white sauce (contains cream cheese and mushroom), parmesan cheese</text:p>
            <text:p>Allergens: Dairy, Gluten</text:p>
            <text:p>Calories &amp; Macros: 515 kcal</text:p>
            <text:p>Protein: 58 g</text:p>
            <text:p>Carbs: 34 g</text:p>
            <text:p>Fat: 17 g</text:p>
          </table:table-cell>
          <table:table-cell table:style-name="ce8" office:value-type="string" calcext:value-type="string">
            <text:p>chicken breast, whole wheat pasta, white sauce (contains cream cheese and mushroom), parmesan cheese</text:p>
          </table:table-cell>
          <table:table-cell table:style-name="ce11" office:value-type="string" calcext:value-type="string">
            <text:p>Dairy, Gluten</text:p>
          </table:table-cell>
          <table:table-cell table:style-name="ce15" office:value-type="float" office:value="515" calcext:value-type="float">
            <text:p>515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Pasta</text:p>
          </table:table-cell>
          <table:table-cell table:number-columns-repeated="1014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Chicken Pasta Mix Sauce</text:p>
          </table:table-cell>
          <table:table-cell table:style-name="ce9" office:value-type="string" calcext:value-type="string">
            <text:p>Chicken Pasta Mix Sauce: chicken breast, whole wheat pasta, cream cheese and mushroom, Parmesan cheese, and red sauce.</text:p>
            <text:p>Allergens: Dairy, Gluten</text:p>
            <text:p>Calories &amp; Macros: 590 kcal</text:p>
            <text:p>Protein: 63 g</text:p>
            <text:p>Carbs: 41 g</text:p>
            <text:p>Fat: 20 g</text:p>
          </table:table-cell>
          <table:table-cell table:style-name="ce9" office:value-type="string" calcext:value-type="string">
            <text:p>chicken breast, whole wheat pasta, cream cheese and mushroom, Parmesan cheese, and red sauce.</text:p>
          </table:table-cell>
          <table:table-cell table:style-name="ce12" office:value-type="string" calcext:value-type="string">
            <text:p>Dairy, Gluten</text:p>
          </table:table-cell>
          <table:table-cell table:style-name="ce16" office:value-type="float" office:value="590" calcext:value-type="float">
            <text:p>590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Pasta</text:p>
          </table:table-cell>
          <table:table-cell table:number-columns-repeated="1014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Beef Pasta Red Sauce</text:p>
          </table:table-cell>
          <table:table-cell table:style-name="ce9" office:value-type="string" calcext:value-type="string">
            <text:p>Beef Pasta Red Sauce: beef, whole wheat pasta, red sauce, Parmesan cheese</text:p>
            <text:p>Allergens: Dairy, Gluten</text:p>
            <text:p>Calories &amp; Macros: 595 kcal</text:p>
            <text:p>Protein: 41 g</text:p>
            <text:p>Carbs: 36 g</text:p>
            <text:p>Fat: 35 g</text:p>
          </table:table-cell>
          <table:table-cell table:style-name="ce9" office:value-type="string" calcext:value-type="string">
            <text:p>beef, whole wheat pasta, red sauce, Parmesan cheese</text:p>
          </table:table-cell>
          <table:table-cell table:style-name="ce12" office:value-type="string" calcext:value-type="string">
            <text:p>Dairy, Gluten</text:p>
          </table:table-cell>
          <table:table-cell table:style-name="ce16" office:value-type="float" office:value="595" calcext:value-type="float">
            <text:p>59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string" calcext:value-type="string">
            <text:p>Pasta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7"/>
          <table:table-cell table:style-name="ce9" table:number-columns-repeated="2"/>
          <table:table-cell table:style-name="ce12"/>
          <table:table-cell table:style-name="ce16" table:number-columns-repeated="5"/>
          <table:table-cell table:number-columns-repeated="1014"/>
        </table:table-row>
        <table:table-row table:style-name="ro5" table:number-rows-repeated="104850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20:43:28.718783733</meta:creation-date>
    <dc:date>2026-02-14T20:43:46.114210963</dc:date>
    <meta:editing-duration>PT18S</meta:editing-duration>
    <meta:editing-cycles>1</meta:editing-cycles>
    <meta:generator>LibreOffice/7.3.7.2$Linux_X86_64 LibreOffice_project/30$Build-2</meta:generator>
    <meta:document-statistic meta:table-count="1" meta:cell-count="170" meta:object-count="0"/>
  </office:meta>
</office:document-meta>
</file>